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24pt" fo:language="el" fo:country="GR" style:font-size-asian="24pt" style:font-size-complex="24pt"/>
    </style:style>
    <style:style style:name="P2" style:family="paragraph" style:parent-style-name="Standard">
      <style:text-properties fo:font-size="24pt" fo:language="el" fo:country="GR" style:font-size-asian="24pt" style:language-asian="ja" style:country-asian="JP" style:font-size-complex="24pt"/>
    </style:style>
    <style:style style:name="P3" style:family="paragraph" style:parent-style-name="Standard">
      <style:text-properties fo:font-size="24pt" fo:language="el" fo:country="GR" style:font-size-asian="24pt" style:font-size-complex="24pt"/>
    </style:style>
    <style:style style:name="P4" style:family="paragraph" style:parent-style-name="Standard">
      <style:text-properties fo:font-size="32pt" fo:language="el" fo:country="GR" style:font-size-asian="32pt" style:font-size-complex="32pt"/>
    </style:style>
    <style:style style:name="T1" style:family="text">
      <style:text-properties style:language-asian="ja" style:country-asian="JP"/>
    </style:style>
    <style:style style:name="T2" style:family="text">
      <style:text-properties fo:language="en" fo:country="US"/>
    </style:style>
    <style:style style:name="T3" style:family="text">
      <style:text-properties fo:language="en" fo:country="US" style:language-asian="ja" style:country-asian="JP"/>
    </style:style>
    <style:style style:name="T4" style:family="text">
      <style:text-properties fo:font-size="36pt" style:font-size-asian="36pt" style:language-asian="ja" style:country-asian="JP" style:font-size-complex="36pt"/>
    </style:style>
    <style:style style:name="T5" style:family="text">
      <style:text-properties fo:font-size="36pt" style:text-underline-style="solid" style:text-underline-width="auto" style:text-underline-color="font-color" style:font-size-asian="36pt" style:language-asian="ja" style:country-asian="JP" style:font-size-complex="3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22"/><text:span text:style-name="T5">Solar Finder</text:span></text:p>
      <text:p text:style-name="P4"><text:span text:style-name="T1"/></text:p>
      <text:p text:style-name="P4"><text:span text:style-name="T1"><text:s text:c="12"/>Ιστορικό κατασκεύης</text:span></text:p>
      <text:p text:style-name="P1"/>
      <text:p text:style-name="P1"/>
      <text:p text:style-name="P1"/>
      <text:p text:style-name="P1">Ξεκινήσαμε κάνοντας εβδομαδιαία μαθήματα ρομποτικής με τον Κ. Κουράκη. Άφου μάθαμε τα βασικά γύρω απο τα κυκλώματα, τον προγραμματισμό και το <text:span text:style-name="T1">arduino, προχωρήσαμε σε διάφορες μικρές εργασίες για να γίνουμε πιο οικείοι με το arduino.</text:span></text:p>
      <text:p text:style-name="P2"/>
      <text:p text:style-name="P2">Μετά από ψάξιμο στο ίντερνετ καταλήξαμε ότι η κατασκευή με την οποία θέλαμε να ασχοληθούμε ήταν ένα solar finder, μιάς και είναι μια συσκευή μέσα στην επικαιρότητα των ημερών αλλά και προσφέρει πολλά περιθώρια για εξέλιξη και πειραματισμό.</text:p>
      <text:p text:style-name="P2">Από τις παρακάτω πηγές, πήραμε την αρχική ιδέα για το πως θα έπρεπε να μοιάζει συσκευή, τη λογική της λειτουργίας της και τον τρόπο προγραμματισμού της.</text:p>
      <text:p text:style-name="P1"><text:a xlink:type="simple" xlink:href="https://www.hackster.io/ioarvanit/dual-axis-solar-tracker-panel-with-auto-and-manual-mode-41cfd9?utm_campaign=new_projects&amp;utm_content=2&amp;utm_medium=email&amp;utm_source=hackster&amp;utm_term=project_image" text:style-name="Internet_20_link" text:visited-style-name="Visited_20_Internet_20_Link">https://www.hackster.io/ioarvanit/dual-axis-solar-tracker-panel-with-auto-and-manual-mode-</text:a><text:soft-page-break/><text:a xlink:type="simple" xlink:href="https://www.hackster.io/ioarvanit/dual-axis-solar-tracker-panel-with-auto-and-manual-mode-41cfd9?utm_campaign=new_projects&amp;utm_content=2&amp;utm_medium=email&amp;utm_source=hackster&amp;utm_term=project_image" text:style-name="Internet_20_link" text:visited-style-name="Visited_20_Internet_20_Link">41cfd9?utm_campaign=new_projects&amp;utm_content=2&amp;utm_medium=email&amp;utm_source=hackster&amp;utm_term=project_image</text:a><text:span text:style-name="T1"> </text:span></text:p>
      <text:p text:style-name="P2"/>
      <text:p text:style-name="P1"><text:a xlink:type="simple" xlink:href="https://www.instructables.com/id/Arduino-Solar-Tracker/" text:style-name="Internet_20_link" text:visited-style-name="Visited_20_Internet_20_Link">https://www.instructables.com/id/Arduino-Solar-Tracker/</text:a><text:span text:style-name="T1"> </text:span></text:p>
      <text:p text:style-name="P2"/>
      <text:p text:style-name="P2">Έτσι με βάση αυτές, φτιάξαμε μια πρόχειρη κατασκευή χρησιμοποιώντας υλικά απο παιδικά παιχνίδια για να διαπιστώσουμε αν το solar tracker, όντως δούλευε όπως έπρεπε.</text:p>
      <text:p text:style-name="P2"/>
      <text:p text:style-name="P2">Αφού η δοκιμή ολοκληρώθηκε με επιτυχία, ζητήσαμε απο το ΕΚΦΕ Χανίων να μας εκτυπώσει τα 3D κομμάτια που χρειαζόμασταν.</text:p>
      <text:p text:style-name="P2"/>
      <text:p text:style-name="P2">Ξεκινήσαμε γράφοντας ένα απλό πρόγραμμα, ώστε το φωτοβολταϊκό να στρέφεται προς την κατεύθυνση με το περισσότερο φως. Αποφασίσαμε όμως ότι μια ακόμα χρήσιμη εφαρμογή του solar finder θα ήταν η αποστολή δεδομένων της θέσης του. Με αυτό τον τρόπο μπορούμε να έχουμε καταγραφή των γωνιών που διαγράφει και έτσι, όταν τοποθετείται σε εξωτερικό χώρο, παίρνουμε ξεκάθαρη εικόνα του <text:soft-page-break/>μονοπατιού του ήλιου σε εκείνη την περιοχή.</text:p>
      <text:p text:style-name="P2"/>
      <text:p text:style-name="P1"><text:span text:style-name="T1">Για να το κάνουμε αυτό έπρεπε πρώτα να κατανοήσουμε τον τρόπο με τον οποίο κινείται ο ήλιος και το πως γίνονται αυτές οι μετρήσεις </text:span><text:span text:style-name="T1">στην πραγματικότητα, ώστε να βρούμε ενα τρόπο για να το κάνουμε μέσω της κατασκευής μας.</text:span></text:p>
      <text:p text:style-name="P2"/>
      <text:p text:style-name="P2">Αρχικά προσπαθήσαμε να το κάνουμε προγραμματιστικά, όμως αποδείχθηκε ότι δεν ήταν εύκολο και το ποσοστό σφάλματος ήταν μεγάλο. Οπότε αποφασίσαμε να αντικαταστήσουμε το ένα από τα δύο απλά servo με ένα που στέλνει πίσω τη θέση στην οποία βρίσκεται ( analogfeedback servo). </text:p>
      <text:p text:style-name="P2"/>
      <text:p text:style-name="P2">Μη θέλοντας να διαλύσουμε την πρώτη μας κατασκευή, αποφασίσαμε να ξαναφτιάξουμε ολόκληρο το <text:s/>solar finder από το μηδέν, κάνοντας ταυτόχρονα και κάποιες διορθώσεις στην δομή του, για να γίνεται πιό σωστή και ομαλή η λειτουργεία του.</text:p>
      <text:p text:style-name="P2"/>
      <text:p text:style-name="P1"><text:span text:style-name="T1">Για να σιγουρευτούμε ότι οι τιμές που παίρναμε απο το </text:span><text:span text:style-name="T3">servo </text:span><text:span text:style-name="T1">ήταν σωστές, κάναμε κάποιες δοκιμές με πιο απλά προγράμματα.</text:span></text:p>
      <text:p text:style-name="P1"><text:soft-page-break/><text:span text:style-name="T1">Καταλήξαμε στην δημιουργία χαρτών, ώστε να γίνει αναλογία των τιμών που έδινε με τις πραγματικές.</text:span></text:p>
      <text:p text:style-name="P2"/>
      <text:p text:style-name="P2"/>
      <text:p text:style-name="P1"><text:span text:style-name="T1">Έπειτα, ξαναγράψαμε το πρόγραμμα του <text:s/>solar finder κάνοντας τις απαραίτητες αλλαγές και το δοκιμάσαμε αρκετές φορές, ώστε να λύσουμε τυχόν σφάλματα που παρουσίαζε στην λειτουργία του.</text:span></text:p>
      <text:p text:style-name="P2"/>
      <text:p text:style-name="P2">Με το κατάλληλο λογισμικό μπορεί να γινεί live αναπαραγωγή των δεδομένων που συλλέγει το <text:s/>solar finder και έτσι οποισδήποτε και απο οπουδήποτε να έχει πρόσβαση σε αυτές τις πληροφοριές τις οποίες μπορεί να χρησιμοποιήσει για τις δικές του εργασίες.</text:p>
      <text:p text:style-name="P2"/>
      <text:p text:style-name="P2"/>
      <text:p text:style-name="P2"/>
      <text:p text:style-name="P2">ΓΕΛ – ΕΠΑΛ ΚΙΣΑΜΟΥ</text:p>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Αθηνα Αθανασακη</meta:initial-creator>
    <meta:creation-date>2020-03-21T19:47:12.92</meta:creation-date>
    <meta:generator>OpenOffice/4.1.7$Win32 OpenOffice.org_project/417m1$Build-9800</meta:generator>
    <dc:date>2020-03-24T19:51:30.89</dc:date>
    <dc:creator>Αθηνα Αθανασακη</dc:creator>
    <meta:editing-duration>PT1H8M24S</meta:editing-duration>
    <meta:editing-cycles>5</meta:editing-cycles>
    <meta:document-statistic meta:table-count="0" meta:image-count="0" meta:object-count="0" meta:page-count="4" meta:paragraph-count="18" meta:word-count="434" meta:character-count="3030"/>
  </office:meta>
</office:document-meta>
</file>